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104e79" officeooo:paragraph-rsid="00104e79"/>
    </style:style>
    <style:style style:name="P2" style:family="paragraph" style:parent-style-name="Text_20_body">
      <style:text-properties style:text-underline-style="none" officeooo:rsid="00104e79" officeooo:paragraph-rsid="00104e79"/>
    </style:style>
    <style:style style:name="P3" style:family="paragraph" style:parent-style-name="Heading_20_1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nterests</text:h>
      <text:p text:style-name="P1"/>
      <text:p text:style-name="P1">Front-End</text:p>
      <text:p text:style-name="P2">-Elena, 1 </text:p>
      <text:p text:style-name="P2">-Allen, 3 </text:p>
      <text:p text:style-name="P2">-Tanner, 3 </text:p>
      <text:p text:style-name="P2">-Oscar, 3 </text:p>
      <text:p text:style-name="P2">-Vincent, 3</text:p>
      <text:p text:style-name="P1">Mid-Ware </text:p>
      <text:p text:style-name="P2">-Allen, 2</text:p>
      <text:p text:style-name="P2">-Tanner, 1 </text:p>
      <text:p text:style-name="P2">-Elena, 3</text:p>
      <text:p text:style-name="P2">-Oscar, 2 </text:p>
      <text:p text:style-name="P2">-Vincent, 1 </text:p>
      <text:p text:style-name="P1">Back-end</text:p>
      <text:p text:style-name="P2">-Tanner, 2 </text:p>
      <text:p text:style-name="P2">-Allen, 1 </text:p>
      <text:p text:style-name="P2">-Elena, 2 </text:p>
      <text:p text:style-name="P2">-Oscar, 1 </text:p>
      <text:p text:style-name="P2">-Vincent, 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51:37.140526556</meta:creation-date>
    <dc:date>2017-09-25T17:59:22.285127165</dc:date>
    <meta:editing-duration>PT7M45S</meta:editing-duration>
    <meta:editing-cycles>1</meta:editing-cycles>
    <meta:document-statistic meta:table-count="0" meta:image-count="0" meta:object-count="0" meta:page-count="1" meta:paragraph-count="19" meta:word-count="34" meta:character-count="190" meta:non-whitespace-character-count="163"/>
    <meta:generator>LibreOffice/5.2.2.2$Linux_X86_64 LibreOffice_project/20m0$Build-2</meta:generator>
  </office:meta>
</office:document-meta>
</file>